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cm" svg:stroke-color="#000000" draw:marker-start-width="0.455cm" draw:marker-end-width="0.455cm" draw:fill-color="#ffffff" draw:textarea-horizontal-align="justify" draw:textarea-vertical-align="middle" draw:auto-grow-height="false" fo:min-height="1.722cm" fo:min-width="1.472cm" fo:padding-top="0.2cm" fo:padding-bottom="0.2cm" fo:padding-left="0.325cm" fo:padding-right="0.325cm"/>
    </style:style>
    <style:style style:name="gr2" style:family="graphic" style:parent-style-name="standard">
      <style:graphic-properties svg:stroke-width="0cm" svg:stroke-color="#000000" draw:marker-start-width="0.015cm" draw:marker-end-width="0.015cm" draw:fill-color="#00000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3" style:family="graphic" style:parent-style-name="standard">
      <style:graphic-properties svg:stroke-width="0.15cm" svg:stroke-color="#000000" draw:marker-start-width="0.755cm" draw:marker-end-width="0.755cm" draw:fill-color="#ffffff" draw:textarea-horizontal-align="justify" draw:textarea-vertical-align="middle" draw:auto-grow-height="false" fo:min-height="1.722cm" fo:min-width="1.472cm" fo:padding-top="0.2cm" fo:padding-bottom="0.2cm" fo:padding-left="0.325cm" fo:padding-right="0.325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15cm" draw:marker-start-width="0.755cm" draw:marker-end-width="0.755cm" draw:fill="none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draw:stroke="none" svg:stroke-color="#000000" draw:fill="none" draw:fill-color="#ffffff" fo:min-height="0.757cm"/>
    </style:style>
    <style:style style:name="gr7" style:family="graphic" style:parent-style-name="standard">
      <style:graphic-properties svg:stroke-width="0.15cm" svg:stroke-color="#000000" draw:marker-start="Arrow" draw:marker-start-width="0.3cm" draw:marker-end="Arrow" draw:marker-end-width="0.3cm" draw:textarea-vertical-align="middle" fo:padding-top="0.2cm" fo:padding-bottom="0.2cm" fo:padding-left="0.325cm" fo:padding-right="0.325cm"/>
    </style:style>
    <style:style style:name="gr8" style:family="graphic" style:parent-style-name="objectwithoutfill">
      <style:graphic-properties svg:stroke-width="0.15cm" draw:marker-start-width="0.655cm" draw:marker-end="Arrow" draw:marker-end-width="0.3cm" draw:fill="none" draw:textarea-vertical-align="middle" fo:padding-top="0.2cm" fo:padding-bottom="0.2cm" fo:padding-left="0.325cm" fo:padding-right="0.32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text-position="-33% 58%"/>
    </style:style>
    <style:style style:name="P4" style:family="paragraph">
      <loext:graphic-properties draw:fill-color="#000000"/>
      <style:paragraph-properties fo:text-align="center"/>
      <style:text-properties style:text-position="-33% 58%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3cm" svg:height="3cm" svg:x="1.576cm" svg:y="2.0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4cm" svg:height="0.2cm" svg:x="4.176cm" svg:y="2.35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1cm" svg:height="0.1cm" svg:x="4.076cm" svg:y="2.35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" draw:text-style-name="P3" draw:layer="layout" svg:width="3cm" svg:height="3cm" svg:x="5.335cm" svg:y="2.0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0.4cm" svg:height="0.2cm" svg:x="7.935cm" svg:y="2.37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0.1cm" svg:height="0.1cm" svg:x="7.835cm" svg:y="2.37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5" draw:text-style-name="P5" draw:layer="layout" svg:x1="5.427cm" svg:y1="2.979cm" svg:x2="8.247cm" svg:y2="2.984cm">
            <text:p/>
          </draw:line>
          <draw:line draw:style-name="gr5" draw:text-style-name="P5" draw:layer="layout" svg:x1="5.413cm" svg:y1="3.908cm" svg:x2="8.233cm" svg:y2="3.913cm">
            <text:p/>
          </draw:line>
        </draw:g>
        <draw:g>
          <draw:g>
            <draw:custom-shape draw:style-name="gr3" draw:text-style-name="P1" draw:layer="layout" svg:width="3cm" svg:height="3cm" svg:x="9.228cm" svg:y="2.0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4cm" svg:height="0.2cm" svg:x="11.828cm" svg:y="2.389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1cm" svg:height="0.1cm" svg:x="11.728cm" svg:y="2.389cm">
              <text:p/>
              <draw:enhanced-geometry svg:viewBox="0 0 21600 21600" draw:type="rectangle" draw:enhanced-path="M 0 0 L 21600 0 21600 21600 0 21600 0 0 Z N"/>
            </draw:custom-shape>
          </draw:g>
          <draw:line draw:style-name="gr5" draw:text-style-name="P5" draw:layer="layout" svg:x1="9.255cm" svg:y1="3.533cm" svg:x2="12.187cm" svg:y2="3.526cm">
            <text:p/>
          </draw:line>
          <draw:frame draw:style-name="gr6" draw:text-style-name="P6" draw:layer="layout" svg:width="3.251cm" svg:height="1.007cm" svg:x="9.155cm" svg:y="2.865cm">
            <draw:text-box>
              <text:p><text:s/></text:p>
            </draw:text-box>
          </draw:frame>
          <draw:frame draw:style-name="gr6" draw:text-style-name="P6" draw:layer="layout" svg:width="3.251cm" svg:height="1.007cm" svg:x="9.139cm" svg:y="3.561cm">
            <draw:text-box>
              <text:p><text:s/></text:p>
            </draw:text-box>
          </draw:frame>
        </draw:g>
        <draw:path draw:style-name="gr7" draw:text-style-name="P7" draw:layer="layout" svg:width="1.899cm" svg:height="0.6cm" svg:x="13.297cm" svg:y="1.57cm" svg:viewBox="0 0 1900 601" svg:d="M0 531c643-730 1271-707 1900 70">
          <text:p/>
        </draw:path>
        <draw:path draw:style-name="gr7" draw:text-style-name="P7" draw:layer="layout" svg:width="1.899cm" svg:height="0.6cm" svg:x="17.591cm" svg:y="1.556cm" svg:viewBox="0 0 1900 601" svg:d="M0 531c643-730 1271-707 1900 70">
          <text:p/>
        </draw:path>
        <draw:path draw:style-name="gr7" draw:text-style-name="P7" draw:layer="layout" svg:width="1.899cm" svg:height="0.6cm" svg:x="15.49cm" svg:y="1.512cm" svg:viewBox="0 0 1900 601" svg:d="M0 531c643-730 1271-707 1900 70">
          <text:p/>
        </draw:path>
        <draw:path draw:style-name="gr7" draw:text-style-name="P7" draw:layer="layout" svg:width="1.899cm" svg:height="0.6cm" svg:x="17.6cm" svg:y="2.509cm" svg:viewBox="0 0 1900 601" svg:d="M0 531c643-730 1271-707 1900 70">
          <text:p/>
        </draw:path>
        <draw:path draw:style-name="gr7" draw:text-style-name="P7" draw:layer="layout" svg:width="1.899cm" svg:height="0.6cm" svg:x="13.268cm" svg:y="2.456cm" svg:viewBox="0 0 1900 601" svg:d="M0 531c643-730 1271-707 1900 70">
          <text:p/>
        </draw:path>
        <draw:path draw:style-name="gr7" draw:text-style-name="P7" draw:layer="layout" svg:width="1.899cm" svg:height="0.6cm" svg:x="15.461cm" svg:y="2.427cm" svg:viewBox="0 0 1900 601" svg:d="M0 531c643-730 1271-707 1900 70">
          <text:p/>
        </draw:path>
        <draw:line draw:style-name="gr8" draw:text-style-name="P5" draw:layer="layout" svg:x1="13.312cm" svg:y1="3.463cm" svg:x2="15.111cm" svg:y2="3.463cm">
          <text:p/>
        </draw:line>
        <draw:line draw:style-name="gr8" draw:text-style-name="P5" draw:layer="layout" svg:x1="13.229cm" svg:y1="4.521cm" svg:x2="15.028cm" svg:y2="4.521cm">
          <text:p/>
        </draw:line>
        <draw:line draw:style-name="gr8" draw:text-style-name="P5" draw:layer="layout" svg:x1="17.713cm" svg:y1="4.083cm" svg:x2="19.512cm" svg:y2="4.083cm">
          <text:p/>
        </draw:line>
        <draw:line draw:style-name="gr8" draw:text-style-name="P5" draw:layer="layout" svg:x1="15.49cm" svg:y1="4.075cm" svg:x2="17.289cm" svg:y2="4.075cm">
          <text:p/>
        </draw:line>
        <draw:line draw:style-name="gr8" draw:text-style-name="P5" draw:layer="layout" svg:x1="13.252cm" svg:y1="4.045cm" svg:x2="15.051cm" svg:y2="4.045cm">
          <text:p/>
        </draw:line>
        <draw:line draw:style-name="gr8" draw:text-style-name="P5" draw:layer="layout" svg:x1="17.69cm" svg:y1="3.546cm" svg:x2="19.489cm" svg:y2="3.546cm">
          <text:p/>
        </draw:line>
        <draw:line draw:style-name="gr8" draw:text-style-name="P5" draw:layer="layout" svg:x1="15.46cm" svg:y1="3.516cm" svg:x2="17.259cm" svg:y2="3.516cm">
          <text:p/>
        </draw:line>
        <draw:line draw:style-name="gr8" draw:text-style-name="P5" draw:layer="layout" svg:x1="17.72cm" svg:y1="4.582cm" svg:x2="19.519cm" svg:y2="4.582cm">
          <text:p/>
        </draw:line>
        <draw:line draw:style-name="gr8" draw:text-style-name="P5" draw:layer="layout" svg:x1="15.475cm" svg:y1="4.552cm" svg:x2="17.274cm" svg:y2="4.552cm">
          <text:p/>
        </draw:line>
        <draw:g>
          <draw:custom-shape draw:style-name="gr1" draw:text-style-name="P1" draw:layer="layout" svg:width="3cm" svg:height="3cm" svg:x="1.38cm" svg:y="5.5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4cm" svg:height="0.2cm" svg:x="3.98cm" svg:y="5.8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1cm" svg:height="0.1cm" svg:x="3.88cm" svg:y="5.81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" draw:text-style-name="P3" draw:layer="layout" svg:width="3cm" svg:height="3cm" svg:x="5.139cm" svg:y="5.5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0.4cm" svg:height="0.2cm" svg:x="7.739cm" svg:y="5.83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0.1cm" svg:height="0.1cm" svg:x="7.639cm" svg:y="5.832cm">
              <text:p/>
              <draw:enhanced-geometry svg:viewBox="0 0 21600 21600" draw:type="rectangle" draw:enhanced-path="M 0 0 L 21600 0 21600 21600 0 21600 0 0 Z N"/>
            </draw:custom-shape>
          </draw:g>
          <draw:line draw:style-name="gr5" draw:text-style-name="P5" draw:layer="layout" svg:x1="5.231cm" svg:y1="6.437cm" svg:x2="8.051cm" svg:y2="6.442cm">
            <text:p/>
          </draw:line>
          <draw:line draw:style-name="gr5" draw:text-style-name="P5" draw:layer="layout" svg:x1="5.217cm" svg:y1="7.366cm" svg:x2="8.037cm" svg:y2="7.371cm">
            <text:p/>
          </draw:line>
        </draw:g>
        <draw:g>
          <draw:g>
            <draw:custom-shape draw:style-name="gr3" draw:text-style-name="P1" draw:layer="layout" svg:width="3cm" svg:height="3cm" svg:x="9.032cm" svg:y="5.5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4cm" svg:height="0.2cm" svg:x="11.632cm" svg:y="5.84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1cm" svg:height="0.1cm" svg:x="11.532cm" svg:y="5.847cm">
              <text:p/>
              <draw:enhanced-geometry svg:viewBox="0 0 21600 21600" draw:type="rectangle" draw:enhanced-path="M 0 0 L 21600 0 21600 21600 0 21600 0 0 Z N"/>
            </draw:custom-shape>
          </draw:g>
          <draw:line draw:style-name="gr5" draw:text-style-name="P5" draw:layer="layout" svg:x1="9.059cm" svg:y1="6.991cm" svg:x2="11.991cm" svg:y2="6.984cm">
            <text:p/>
          </draw:line>
          <draw:frame draw:style-name="gr6" draw:text-style-name="P6" draw:layer="layout" svg:width="3.251cm" svg:height="1.007cm" svg:x="8.959cm" svg:y="6.323cm">
            <draw:text-box>
              <text:p><text:s/></text:p>
            </draw:text-box>
          </draw:frame>
          <draw:frame draw:style-name="gr6" draw:text-style-name="P6" draw:layer="layout" svg:width="3.251cm" svg:height="1.007cm" svg:x="8.943cm" svg:y="7.019cm">
            <draw:text-box>
              <text:p><text:s/></text:p>
            </draw:text-box>
          </draw:frame>
        </draw:g>
        <draw:g>
          <draw:custom-shape draw:style-name="gr1" draw:text-style-name="P1" draw:layer="layout" svg:width="3cm" svg:height="3cm" svg:x="1.398cm" svg:y="8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4cm" svg:height="0.2cm" svg:x="3.998cm" svg:y="9.2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1cm" svg:height="0.1cm" svg:x="3.898cm" svg:y="9.27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" draw:text-style-name="P3" draw:layer="layout" svg:width="3cm" svg:height="3cm" svg:x="5.157cm" svg:y="8.9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0.4cm" svg:height="0.2cm" svg:x="7.757cm" svg:y="9.289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0.1cm" svg:height="0.1cm" svg:x="7.657cm" svg:y="9.289cm">
              <text:p/>
              <draw:enhanced-geometry svg:viewBox="0 0 21600 21600" draw:type="rectangle" draw:enhanced-path="M 0 0 L 21600 0 21600 21600 0 21600 0 0 Z N"/>
            </draw:custom-shape>
          </draw:g>
          <draw:line draw:style-name="gr5" draw:text-style-name="P5" draw:layer="layout" svg:x1="5.249cm" svg:y1="9.894cm" svg:x2="8.069cm" svg:y2="9.899cm">
            <text:p/>
          </draw:line>
          <draw:line draw:style-name="gr5" draw:text-style-name="P5" draw:layer="layout" svg:x1="5.235cm" svg:y1="10.823cm" svg:x2="8.055cm" svg:y2="10.828cm">
            <text:p/>
          </draw:line>
        </draw:g>
        <draw:g>
          <draw:g>
            <draw:custom-shape draw:style-name="gr3" draw:text-style-name="P1" draw:layer="layout" svg:width="3cm" svg:height="3cm" svg:x="9.05cm" svg:y="9.0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4cm" svg:height="0.2cm" svg:x="11.65cm" svg:y="9.30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1cm" svg:height="0.1cm" svg:x="11.55cm" svg:y="9.30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5" draw:text-style-name="P5" draw:layer="layout" svg:x1="9.077cm" svg:y1="10.448cm" svg:x2="12.009cm" svg:y2="10.441cm">
            <text:p/>
          </draw:line>
          <draw:frame draw:style-name="gr6" draw:text-style-name="P6" draw:layer="layout" svg:width="3.251cm" svg:height="1.007cm" svg:x="8.977cm" svg:y="9.78cm">
            <draw:text-box>
              <text:p><text:s/></text:p>
            </draw:text-box>
          </draw:frame>
          <draw:frame draw:style-name="gr6" draw:text-style-name="P6" draw:layer="layout" svg:width="3.251cm" svg:height="1.007cm" svg:x="8.961cm" svg:y="10.476cm">
            <draw:text-box>
              <text:p><text:s/></text:p>
            </draw:text-box>
          </draw:frame>
        </draw:g>
        <draw:g>
          <draw:custom-shape draw:style-name="gr1" draw:text-style-name="P1" draw:layer="layout" svg:width="3cm" svg:height="3cm" svg:x="1.363cm" svg:y="12.3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4cm" svg:height="0.2cm" svg:x="3.963cm" svg:y="12.6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1cm" svg:height="0.1cm" svg:x="3.863cm" svg:y="12.69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" draw:text-style-name="P3" draw:layer="layout" svg:width="3cm" svg:height="3cm" svg:x="5.122cm" svg:y="12.4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0.4cm" svg:height="0.2cm" svg:x="7.722cm" svg:y="12.71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0.1cm" svg:height="0.1cm" svg:x="7.622cm" svg:y="12.711cm">
              <text:p/>
              <draw:enhanced-geometry svg:viewBox="0 0 21600 21600" draw:type="rectangle" draw:enhanced-path="M 0 0 L 21600 0 21600 21600 0 21600 0 0 Z N"/>
            </draw:custom-shape>
          </draw:g>
          <draw:line draw:style-name="gr5" draw:text-style-name="P5" draw:layer="layout" svg:x1="5.214cm" svg:y1="13.316cm" svg:x2="8.034cm" svg:y2="13.321cm">
            <text:p/>
          </draw:line>
          <draw:line draw:style-name="gr5" draw:text-style-name="P5" draw:layer="layout" svg:x1="5.2cm" svg:y1="14.245cm" svg:x2="8.02cm" svg:y2="14.25cm">
            <text:p/>
          </draw:line>
        </draw:g>
        <draw:g>
          <draw:g>
            <draw:custom-shape draw:style-name="gr3" draw:text-style-name="P1" draw:layer="layout" svg:width="3cm" svg:height="3cm" svg:x="9.015cm" svg:y="12.4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4cm" svg:height="0.2cm" svg:x="11.615cm" svg:y="12.726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1cm" svg:height="0.1cm" svg:x="11.515cm" svg:y="12.726cm">
              <text:p/>
              <draw:enhanced-geometry svg:viewBox="0 0 21600 21600" draw:type="rectangle" draw:enhanced-path="M 0 0 L 21600 0 21600 21600 0 21600 0 0 Z N"/>
            </draw:custom-shape>
          </draw:g>
          <draw:line draw:style-name="gr5" draw:text-style-name="P5" draw:layer="layout" svg:x1="9.042cm" svg:y1="13.87cm" svg:x2="11.974cm" svg:y2="13.863cm">
            <text:p/>
          </draw:line>
          <draw:frame draw:style-name="gr6" draw:text-style-name="P6" draw:layer="layout" svg:width="3.251cm" svg:height="1.007cm" svg:x="8.942cm" svg:y="13.202cm">
            <draw:text-box>
              <text:p><text:s/></text:p>
            </draw:text-box>
          </draw:frame>
          <draw:frame draw:style-name="gr6" draw:text-style-name="P6" draw:layer="layout" svg:width="3.251cm" svg:height="1.007cm" svg:x="8.926cm" svg:y="13.898cm">
            <draw:text-box>
              <text:p><text:s/></text:p>
            </draw:text-box>
          </draw:frame>
        </draw:g>
        <draw:g>
          <draw:custom-shape draw:style-name="gr1" draw:text-style-name="P1" draw:layer="layout" svg:width="3cm" svg:height="3cm" svg:x="1.368cm" svg:y="15.9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4cm" svg:height="0.2cm" svg:x="3.968cm" svg:y="16.2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1cm" svg:height="0.1cm" svg:x="3.868cm" svg:y="16.228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" draw:text-style-name="P3" draw:layer="layout" svg:width="3cm" svg:height="3cm" svg:x="5.127cm" svg:y="15.9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0.4cm" svg:height="0.2cm" svg:x="7.727cm" svg:y="16.24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0.1cm" svg:height="0.1cm" svg:x="7.627cm" svg:y="16.247cm">
              <text:p/>
              <draw:enhanced-geometry svg:viewBox="0 0 21600 21600" draw:type="rectangle" draw:enhanced-path="M 0 0 L 21600 0 21600 21600 0 21600 0 0 Z N"/>
            </draw:custom-shape>
          </draw:g>
          <draw:line draw:style-name="gr5" draw:text-style-name="P5" draw:layer="layout" svg:x1="5.219cm" svg:y1="16.852cm" svg:x2="8.039cm" svg:y2="16.857cm">
            <text:p/>
          </draw:line>
          <draw:line draw:style-name="gr5" draw:text-style-name="P5" draw:layer="layout" svg:x1="5.205cm" svg:y1="17.781cm" svg:x2="8.025cm" svg:y2="17.786cm">
            <text:p/>
          </draw:line>
        </draw:g>
        <draw:g>
          <draw:g>
            <draw:custom-shape draw:style-name="gr3" draw:text-style-name="P1" draw:layer="layout" svg:width="3cm" svg:height="3cm" svg:x="9.02cm" svg:y="15.9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4cm" svg:height="0.2cm" svg:x="11.62cm" svg:y="16.26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1cm" svg:height="0.1cm" svg:x="11.52cm" svg:y="16.262cm">
              <text:p/>
              <draw:enhanced-geometry svg:viewBox="0 0 21600 21600" draw:type="rectangle" draw:enhanced-path="M 0 0 L 21600 0 21600 21600 0 21600 0 0 Z N"/>
            </draw:custom-shape>
          </draw:g>
          <draw:line draw:style-name="gr5" draw:text-style-name="P5" draw:layer="layout" svg:x1="9.047cm" svg:y1="17.406cm" svg:x2="11.979cm" svg:y2="17.399cm">
            <text:p/>
          </draw:line>
          <draw:frame draw:style-name="gr6" draw:text-style-name="P6" draw:layer="layout" svg:width="3.251cm" svg:height="1.007cm" svg:x="8.947cm" svg:y="16.738cm">
            <draw:text-box>
              <text:p><text:s/></text:p>
            </draw:text-box>
          </draw:frame>
          <draw:frame draw:style-name="gr6" draw:text-style-name="P6" draw:layer="layout" svg:width="3.251cm" svg:height="1.007cm" svg:x="8.931cm" svg:y="17.434cm">
            <draw:text-box>
              <text:p><text:s/></text:p>
            </draw:text-box>
          </draw:frame>
        </draw:g>
        <draw:g>
          <draw:custom-shape draw:style-name="gr1" draw:text-style-name="P1" draw:layer="layout" svg:width="3cm" svg:height="3cm" svg:x="1.437cm" svg:y="19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4cm" svg:height="0.2cm" svg:x="4.037cm" svg:y="19.8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1cm" svg:height="0.1cm" svg:x="3.937cm" svg:y="19.806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" draw:text-style-name="P3" draw:layer="layout" svg:width="3cm" svg:height="3cm" svg:x="5.196cm" svg:y="19.5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0.4cm" svg:height="0.2cm" svg:x="7.796cm" svg:y="19.825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0.1cm" svg:height="0.1cm" svg:x="7.696cm" svg:y="19.825cm">
              <text:p/>
              <draw:enhanced-geometry svg:viewBox="0 0 21600 21600" draw:type="rectangle" draw:enhanced-path="M 0 0 L 21600 0 21600 21600 0 21600 0 0 Z N"/>
            </draw:custom-shape>
          </draw:g>
          <draw:line draw:style-name="gr5" draw:text-style-name="P5" draw:layer="layout" svg:x1="5.288cm" svg:y1="20.43cm" svg:x2="8.108cm" svg:y2="20.435cm">
            <text:p/>
          </draw:line>
          <draw:line draw:style-name="gr5" draw:text-style-name="P5" draw:layer="layout" svg:x1="5.274cm" svg:y1="21.359cm" svg:x2="8.094cm" svg:y2="21.364cm">
            <text:p/>
          </draw:line>
        </draw:g>
        <draw:g>
          <draw:g>
            <draw:custom-shape draw:style-name="gr3" draw:text-style-name="P1" draw:layer="layout" svg:width="3cm" svg:height="3cm" svg:x="9.089cm" svg:y="19.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4cm" svg:height="0.2cm" svg:x="11.689cm" svg:y="19.8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1cm" svg:height="0.1cm" svg:x="11.589cm" svg:y="19.8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5" draw:text-style-name="P5" draw:layer="layout" svg:x1="9.116cm" svg:y1="20.984cm" svg:x2="12.048cm" svg:y2="20.977cm">
            <text:p/>
          </draw:line>
          <draw:frame draw:style-name="gr6" draw:text-style-name="P6" draw:layer="layout" svg:width="3.251cm" svg:height="1.007cm" svg:x="9.016cm" svg:y="20.316cm">
            <draw:text-box>
              <text:p><text:s/></text:p>
            </draw:text-box>
          </draw:frame>
          <draw:frame draw:style-name="gr6" draw:text-style-name="P6" draw:layer="layout" svg:width="3.251cm" svg:height="1.007cm" svg:x="9cm" svg:y="21.012cm">
            <draw:text-box>
              <text:p><text:s/></text:p>
            </draw:text-box>
          </draw:frame>
        </draw:g>
        <draw:g>
          <draw:custom-shape draw:style-name="gr1" draw:text-style-name="P1" draw:layer="layout" svg:width="3cm" svg:height="3cm" svg:x="1.526cm" svg:y="23.5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4cm" svg:height="0.2cm" svg:x="4.126cm" svg:y="23.89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1cm" svg:height="0.1cm" svg:x="4.026cm" svg:y="23.89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" draw:text-style-name="P3" draw:layer="layout" svg:width="3cm" svg:height="3cm" svg:x="5.285cm" svg:y="23.6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0.4cm" svg:height="0.2cm" svg:x="7.885cm" svg:y="23.91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0.1cm" svg:height="0.1cm" svg:x="7.785cm" svg:y="23.912cm">
              <text:p/>
              <draw:enhanced-geometry svg:viewBox="0 0 21600 21600" draw:type="rectangle" draw:enhanced-path="M 0 0 L 21600 0 21600 21600 0 21600 0 0 Z N"/>
            </draw:custom-shape>
          </draw:g>
          <draw:line draw:style-name="gr5" draw:text-style-name="P5" draw:layer="layout" svg:x1="5.377cm" svg:y1="24.517cm" svg:x2="8.197cm" svg:y2="24.522cm">
            <text:p/>
          </draw:line>
          <draw:line draw:style-name="gr5" draw:text-style-name="P5" draw:layer="layout" svg:x1="5.363cm" svg:y1="25.446cm" svg:x2="8.183cm" svg:y2="25.451cm">
            <text:p/>
          </draw:line>
        </draw:g>
        <draw:g>
          <draw:g>
            <draw:custom-shape draw:style-name="gr3" draw:text-style-name="P1" draw:layer="layout" svg:width="3cm" svg:height="3cm" svg:x="9.178cm" svg:y="23.6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4cm" svg:height="0.2cm" svg:x="11.778cm" svg:y="23.92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1cm" svg:height="0.1cm" svg:x="11.678cm" svg:y="23.927cm">
              <text:p/>
              <draw:enhanced-geometry svg:viewBox="0 0 21600 21600" draw:type="rectangle" draw:enhanced-path="M 0 0 L 21600 0 21600 21600 0 21600 0 0 Z N"/>
            </draw:custom-shape>
          </draw:g>
          <draw:line draw:style-name="gr5" draw:text-style-name="P5" draw:layer="layout" svg:x1="9.205cm" svg:y1="25.071cm" svg:x2="12.137cm" svg:y2="25.064cm">
            <text:p/>
          </draw:line>
          <draw:frame draw:style-name="gr6" draw:text-style-name="P6" draw:layer="layout" svg:width="3.251cm" svg:height="1.007cm" svg:x="9.105cm" svg:y="24.403cm">
            <draw:text-box>
              <text:p><text:s/></text:p>
            </draw:text-box>
          </draw:frame>
          <draw:frame draw:style-name="gr6" draw:text-style-name="P6" draw:layer="layout" svg:width="3.251cm" svg:height="1.007cm" svg:x="9.089cm" svg:y="25.099cm">
            <draw:text-box>
              <text:p><text:s/></text:p>
            </draw:text-box>
          </draw:frame>
        </draw:g>
        <draw:path draw:style-name="gr7" draw:text-style-name="P7" draw:layer="layout" svg:width="1.899cm" svg:height="0.6cm" svg:x="13.181cm" svg:y="5.069cm" svg:viewBox="0 0 1900 601" svg:d="M0 531c643-730 1271-707 1900 70">
          <text:p/>
        </draw:path>
        <draw:path draw:style-name="gr7" draw:text-style-name="P7" draw:layer="layout" svg:width="1.899cm" svg:height="0.6cm" svg:x="17.475cm" svg:y="5.055cm" svg:viewBox="0 0 1900 601" svg:d="M0 531c643-730 1271-707 1900 70">
          <text:p/>
        </draw:path>
        <draw:path draw:style-name="gr7" draw:text-style-name="P7" draw:layer="layout" svg:width="1.899cm" svg:height="0.6cm" svg:x="15.374cm" svg:y="5.011cm" svg:viewBox="0 0 1900 601" svg:d="M0 531c643-730 1271-707 1900 70">
          <text:p/>
        </draw:path>
        <draw:path draw:style-name="gr7" draw:text-style-name="P7" draw:layer="layout" svg:width="1.899cm" svg:height="0.6cm" svg:x="17.484cm" svg:y="6.008cm" svg:viewBox="0 0 1900 601" svg:d="M0 531c643-730 1271-707 1900 70">
          <text:p/>
        </draw:path>
        <draw:path draw:style-name="gr7" draw:text-style-name="P7" draw:layer="layout" svg:width="1.899cm" svg:height="0.6cm" svg:x="13.152cm" svg:y="5.955cm" svg:viewBox="0 0 1900 601" svg:d="M0 531c643-730 1271-707 1900 70">
          <text:p/>
        </draw:path>
        <draw:path draw:style-name="gr7" draw:text-style-name="P7" draw:layer="layout" svg:width="1.899cm" svg:height="0.6cm" svg:x="15.345cm" svg:y="5.926cm" svg:viewBox="0 0 1900 601" svg:d="M0 531c643-730 1271-707 1900 70">
          <text:p/>
        </draw:path>
        <draw:line draw:style-name="gr8" draw:text-style-name="P5" draw:layer="layout" svg:x1="13.196cm" svg:y1="6.962cm" svg:x2="14.995cm" svg:y2="6.962cm">
          <text:p/>
        </draw:line>
        <draw:line draw:style-name="gr8" draw:text-style-name="P5" draw:layer="layout" svg:x1="13.113cm" svg:y1="8.02cm" svg:x2="14.912cm" svg:y2="8.02cm">
          <text:p/>
        </draw:line>
        <draw:line draw:style-name="gr8" draw:text-style-name="P5" draw:layer="layout" svg:x1="17.597cm" svg:y1="7.582cm" svg:x2="19.396cm" svg:y2="7.582cm">
          <text:p/>
        </draw:line>
        <draw:line draw:style-name="gr8" draw:text-style-name="P5" draw:layer="layout" svg:x1="15.374cm" svg:y1="7.574cm" svg:x2="17.173cm" svg:y2="7.574cm">
          <text:p/>
        </draw:line>
        <draw:line draw:style-name="gr8" draw:text-style-name="P5" draw:layer="layout" svg:x1="13.136cm" svg:y1="7.544cm" svg:x2="14.935cm" svg:y2="7.544cm">
          <text:p/>
        </draw:line>
        <draw:line draw:style-name="gr8" draw:text-style-name="P5" draw:layer="layout" svg:x1="17.574cm" svg:y1="7.045cm" svg:x2="19.373cm" svg:y2="7.045cm">
          <text:p/>
        </draw:line>
        <draw:line draw:style-name="gr8" draw:text-style-name="P5" draw:layer="layout" svg:x1="15.344cm" svg:y1="7.015cm" svg:x2="17.143cm" svg:y2="7.015cm">
          <text:p/>
        </draw:line>
        <draw:line draw:style-name="gr8" draw:text-style-name="P5" draw:layer="layout" svg:x1="17.604cm" svg:y1="8.081cm" svg:x2="19.403cm" svg:y2="8.081cm">
          <text:p/>
        </draw:line>
        <draw:line draw:style-name="gr8" draw:text-style-name="P5" draw:layer="layout" svg:x1="15.359cm" svg:y1="8.051cm" svg:x2="17.158cm" svg:y2="8.051cm">
          <text:p/>
        </draw:line>
        <draw:g>
          <draw:custom-shape draw:style-name="gr1" draw:text-style-name="P1" draw:layer="layout" svg:width="3cm" svg:height="3cm" svg:x="12.865cm" svg:y="12.5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4cm" svg:height="0.2cm" svg:x="15.465cm" svg:y="12.81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1cm" svg:height="0.1cm" svg:x="15.365cm" svg:y="12.81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3cm" svg:height="3cm" svg:x="12.87cm" svg:y="16.0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4cm" svg:height="0.2cm" svg:x="15.47cm" svg:y="16.3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1cm" svg:height="0.1cm" svg:x="15.37cm" svg:y="16.3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3cm" svg:height="3cm" svg:x="12.939cm" svg:y="19.6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4cm" svg:height="0.2cm" svg:x="15.539cm" svg:y="19.9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1cm" svg:height="0.1cm" svg:x="15.439cm" svg:y="19.93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3cm" svg:height="3cm" svg:x="13.028cm" svg:y="23.7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4cm" svg:height="0.2cm" svg:x="15.628cm" svg:y="24.01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1cm" svg:height="0.1cm" svg:x="15.528cm" svg:y="24.01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3cm" svg:height="3cm" svg:x="16.435cm" svg:y="12.6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4cm" svg:height="0.2cm" svg:x="19.035cm" svg:y="12.91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1cm" svg:height="0.1cm" svg:x="18.935cm" svg:y="12.91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3cm" svg:height="3cm" svg:x="16.44cm" svg:y="16.1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4cm" svg:height="0.2cm" svg:x="19.04cm" svg:y="16.45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1cm" svg:height="0.1cm" svg:x="18.94cm" svg:y="16.4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3cm" svg:height="3cm" svg:x="16.509cm" svg:y="19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4cm" svg:height="0.2cm" svg:x="19.109cm" svg:y="20.0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1cm" svg:height="0.1cm" svg:x="19.009cm" svg:y="20.0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3cm" svg:height="3cm" svg:x="16.598cm" svg:y="23.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4cm" svg:height="0.2cm" svg:x="19.198cm" svg:y="24.1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1cm" svg:height="0.1cm" svg:x="19.098cm" svg:y="24.12cm">
            <text:p/>
            <draw:enhanced-geometry svg:viewBox="0 0 21600 21600" draw:type="rectangle" draw:enhanced-path="M 0 0 L 21600 0 21600 21600 0 21600 0 0 Z N"/>
          </draw:custom-shape>
        </draw:g>
        <draw:path draw:style-name="gr7" draw:text-style-name="P7" draw:layer="layout" svg:width="1.899cm" svg:height="0.6cm" svg:x="13.144cm" svg:y="8.485cm" svg:viewBox="0 0 1900 601" svg:d="M0 531c643-730 1271-707 1900 70">
          <text:p/>
        </draw:path>
        <draw:path draw:style-name="gr7" draw:text-style-name="P7" draw:layer="layout" svg:width="1.899cm" svg:height="0.6cm" svg:x="17.438cm" svg:y="8.471cm" svg:viewBox="0 0 1900 601" svg:d="M0 531c643-730 1271-707 1900 70">
          <text:p/>
        </draw:path>
        <draw:path draw:style-name="gr7" draw:text-style-name="P7" draw:layer="layout" svg:width="1.899cm" svg:height="0.6cm" svg:x="15.337cm" svg:y="8.427cm" svg:viewBox="0 0 1900 601" svg:d="M0 531c643-730 1271-707 1900 70">
          <text:p/>
        </draw:path>
        <draw:path draw:style-name="gr7" draw:text-style-name="P7" draw:layer="layout" svg:width="1.899cm" svg:height="0.6cm" svg:x="17.447cm" svg:y="9.424cm" svg:viewBox="0 0 1900 601" svg:d="M0 531c643-730 1271-707 1900 70">
          <text:p/>
        </draw:path>
        <draw:path draw:style-name="gr7" draw:text-style-name="P7" draw:layer="layout" svg:width="1.899cm" svg:height="0.6cm" svg:x="13.115cm" svg:y="9.371cm" svg:viewBox="0 0 1900 601" svg:d="M0 531c643-730 1271-707 1900 70">
          <text:p/>
        </draw:path>
        <draw:path draw:style-name="gr7" draw:text-style-name="P7" draw:layer="layout" svg:width="1.899cm" svg:height="0.6cm" svg:x="15.308cm" svg:y="9.342cm" svg:viewBox="0 0 1900 601" svg:d="M0 531c643-730 1271-707 1900 70">
          <text:p/>
        </draw:path>
        <draw:line draw:style-name="gr8" draw:text-style-name="P5" draw:layer="layout" svg:x1="13.159cm" svg:y1="10.378cm" svg:x2="14.958cm" svg:y2="10.378cm">
          <text:p/>
        </draw:line>
        <draw:line draw:style-name="gr8" draw:text-style-name="P5" draw:layer="layout" svg:x1="13.076cm" svg:y1="11.436cm" svg:x2="14.875cm" svg:y2="11.436cm">
          <text:p/>
        </draw:line>
        <draw:line draw:style-name="gr8" draw:text-style-name="P5" draw:layer="layout" svg:x1="17.56cm" svg:y1="10.998cm" svg:x2="19.359cm" svg:y2="10.998cm">
          <text:p/>
        </draw:line>
        <draw:line draw:style-name="gr8" draw:text-style-name="P5" draw:layer="layout" svg:x1="15.337cm" svg:y1="10.99cm" svg:x2="17.136cm" svg:y2="10.99cm">
          <text:p/>
        </draw:line>
        <draw:line draw:style-name="gr8" draw:text-style-name="P5" draw:layer="layout" svg:x1="13.099cm" svg:y1="10.96cm" svg:x2="14.898cm" svg:y2="10.96cm">
          <text:p/>
        </draw:line>
        <draw:line draw:style-name="gr8" draw:text-style-name="P5" draw:layer="layout" svg:x1="17.537cm" svg:y1="10.461cm" svg:x2="19.336cm" svg:y2="10.461cm">
          <text:p/>
        </draw:line>
        <draw:line draw:style-name="gr8" draw:text-style-name="P5" draw:layer="layout" svg:x1="15.307cm" svg:y1="10.431cm" svg:x2="17.106cm" svg:y2="10.431cm">
          <text:p/>
        </draw:line>
        <draw:line draw:style-name="gr8" draw:text-style-name="P5" draw:layer="layout" svg:x1="17.567cm" svg:y1="11.497cm" svg:x2="19.366cm" svg:y2="11.497cm">
          <text:p/>
        </draw:line>
        <draw:line draw:style-name="gr8" draw:text-style-name="P5" draw:layer="layout" svg:x1="15.322cm" svg:y1="11.467cm" svg:x2="17.121cm" svg:y2="11.4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30T01:26:50.271000000</meta:creation-date>
    <dc:date>2016-12-30T01:45:02.824000000</dc:date>
    <meta:editing-duration>PT7M51S</meta:editing-duration>
    <meta:editing-cycles>1</meta:editing-cycles>
    <meta:document-statistic meta:object-count="210"/>
    <meta:generator>LibreOffice/5.1.5.2$Windows_x86 LibreOffice_project/7a864d8825610a8c07cfc3bc01dd4fce6a9447e5</meta:generator>
  </office:meta>
</office:document-meta>
</file>